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7ad"/>
    </style:style>
    <style:style style:name="P2" style:family="paragraph" style:parent-style-name="Standard">
      <style:text-properties officeooo:rsid="0016c7ad" officeooo:paragraph-rsid="0016c7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gsdfg</text:p>
      <text:p text:style-name="P2">asg</text:p>
      <text:p text:style-name="P2">h</text:p>
      <text:p text:style-name="P2">fghaa</text:p>
      <text:p text:style-name="P2">1343</text:p>
      <text:p text:style-name="P2">sg42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2:19:51.917043793</meta:creation-date>
    <dc:date>2019-09-25T12:20:51.981669675</dc:date>
    <meta:editing-duration>PT1M7S</meta:editing-duration>
    <meta:editing-cycles>1</meta:editing-cycles>
    <meta:document-statistic meta:table-count="0" meta:image-count="0" meta:object-count="0" meta:page-count="1" meta:paragraph-count="6" meta:word-count="6" meta:character-count="24" meta:non-whitespace-character-count="24"/>
    <meta:generator>LibreOffice/6.2.7.1$Linux_X86_64 LibreOffice_project/20$Build-1</meta:generator>
  </office:meta>
</office:document-meta>
</file>